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InstanceImpl.extractProperty( Element msgData , OProcess . OPropertyAlias alias , String targ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untimeInstanceImpl.fetchVariableData( VariableInstance variable , ScopeFrame scopeFrame , boolean forWritin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untimeInstanceImpl.completedFault( FaultData faul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InstanceImpl.getPartnerResponse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cancel( PickResponseChannel response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untimeInstanceImpl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InstanceImpl.reply( PartnerLinkInstance plink , String opName , String bpelmex , Element element , QName fa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untimeInstanceImpl.force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registerTimer( TimerResponseChannel timerChannel , Date 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ExpLang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fetchMyRoleEndpointReferenceData( PartnerLinkInstance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fetchVariableData( VariableInstance var , ScopeFrame scopeFrame , OMessageVarType . Part part , boolean forWri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ntimeInstanceImpl.cancelOutstandingRequests( String chann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cleanupOutstandingMyRoleExchanges( FaultInfo optionalFault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InstanceImpl.RuntimeInstanceImpl( RuntimeImpl runtime , ExecutionQueueImpl s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untimeInstanceImpl.getPartnerFault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InstanceImpl.get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onTimerEvent( final String tim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untimeInstanceImpl.getPartData( Element message , OMessageVarType . Part par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untimeInstanceImpl.readCorrelation( CorrelationSetInstance c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Process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createExtensionActivityImplementation( Q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untimeInstanceImpl.get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fetchMySessionId( PartnerLinkInstance link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saveState( OutputStream b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InstanceImpl.convertEndpointReference( Element epr , Node lvalueP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initializeVariable( VariableInstance var , ScopeFrame scopeFrame , Node v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untimeInstanceImpl.isPartnerRoleEndpointInitialized( PartnerLinkInstance p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PartnerFaultExplanation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PartnerResponseType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fetchPartnerRoleEndpointReferenceData( PartnerLinkInstance l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InstanceImpl.setContext( OdeRTInstance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registerActivityForRecovery( ActivityRecoveryChannel recoveryChannel , long id , String reason , Date dateTime , Element details , String [ ] actions , int retry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initializePartnersSessionId( PartnerLinkInstance instance , String partners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onSelectEvent( final String selectId , final String messageExchangeId , final int selector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untimeInstanceImpl.onInvokeResponse( final String invokeId , InvokeResponseType irt , final String mex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untimeInstanceImpl.readProperty( VariableInstance variable , OProcess . OProperty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InstanceImpl.unregisterActivityForRecovery( ActivityRecoveryChannel recovery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releasePartnerMex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SourceSessionId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SourceEPR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recoverActivity( final String channel , final long activityId , final String action , FaultInfo faul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untimeInstanceImpl.select( PickResponseChannel pickResponseChannel , Date timeout , boolean createInstance , Selector [ ] selec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timeInstanceImpl.commitChanges( VariableInstance var , ScopeFrame scopeFrame , Node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untimeInstanceImpl.onCreateInstance( String messageExch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sendEvent( ProcessInstanceStarted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initializePartnerLinks( Long parentScopeId , Collection &lt; OPartnerLink &gt; partnerLin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createScopeInstance( Long parentScopeId , String name , int mod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writeProperties( VariableInstance variable , Node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untimeInstanceImpl.writeEndpointReference( PartnerLinkInstance plval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BaseRe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sendEvent( Scop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isVariableInitialized( VariableInstance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completed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InstanceImpl.getMyRequest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invoke( String invokeId , PartnerLinkInstance instance , Operation operation , Element outboundMsg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InstanceImpl.ge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writeCorrelation( CorrelationSetInstance cset , CorrelationKey ckey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ntimeInstanceImpl.createScopeInstance( Long scopeInstanceId , OScope scope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isCorrelationInitialized( CorrelationSetInstance correlat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